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agTests.createUrl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agTests.replaceUriTemplateParamsTemplateWithParamMatchValue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TagTests.createUrlRemot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agTests.replaceUriTemplateParamsNo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agTests.param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agTests.createUrlWithTemplate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TagTests.createQueryStringTwo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TagTests.replaceUriTemplateParamsTemplateWithParamMatchNamePr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TagTests.do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Ta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TagTests.varExplici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agTests.setHtmlEscape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agTests.varDefaul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agTests.createUrlRemoteContextSingle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agTests.createQueryStringOneParam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TagTests.setHtmlEscape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agTests.replaceUriTemplateParamsTemplateWithPath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TagTests.createUrlLoc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agTests.createQueryStringParamEmp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TagTests.createQueryStringUr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TagTests.replaceUriTemplateParamsTemplateWith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TagTests.replaceUriTemplateParamsTemplateWithoutParam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agTests.createUrlRemo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agTests.createQueryStringOneParamForExisting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TagTests.createQueryStringOneParamEmp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TagTests.setHtmlEscap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lTagTests.replaceUriTemplateParamsTemplateWithParam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TagTests.createUrlWithParamAndExisting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TagTests.createQueryStringOn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TagTests.createQueryStringNo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agTests.createQueryStringParamN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TagTests.setHtmlAndJavaScriptEscape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lTagTests.createUrlWith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TagTests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agTests.setJavaScriptEscape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agTests.createUrlRemoteContextWith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agTests.createQueryStringOneParamAlready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